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style-name="ce4" office:value-type="string" calcext:value-type="string">
            <text:p>GPIO (or maybe Audio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style-name="ce4" office:value-type="string" calcext:value-type="string">
            <text:p>SD/MMC MOS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 SCL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 SDA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style-name="ce4" office:value-type="string" calcext:value-type="string">
            <text:p>PS/2 Interrupt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GPIO (open drain input only)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style-name="ce4" office:value-type="string" calcext:value-type="string">
            <text:p>Connected to J3.3 / LPT Interrupt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style-name="ce4" office:value-type="string" calcext:value-type="string">
            <text:p>SD/MMC MIS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D/MMC CS / Disk Activity LED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style-name="ce4" office:value-type="string" calcext:value-type="string">
            <text:p>SD/MMC CLK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 / LPT Interrupt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 / VGA Blue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JS Up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JS Down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office:value-type="string" calcext:value-type="string">
            <text:p>JS Fire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22:02:32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1.2.1$Windows_X86_64 LibreOffice_project/65905a128db06ba48db947242809d14d3f9a93fe</meta:generator>
    <dc:date>2018-12-31T22:51:27.605000000</dc:date>
    <meta:editing-duration>PT5H52M17S</meta:editing-duration>
    <meta:editing-cycles>32</meta:editing-cycles>
    <meta:document-statistic meta:table-count="1" meta:cell-count="242" meta:object-count="0"/>
  </office:meta>
</office:document-meta>
</file>